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Install Visual Studio Code on Ubuntu 18.04. Visual Studio Code is based on the Atom Text editor.</text:p>
      <text:p text:style-name="Standard">Visual Studio Code is a free code editor from Microsoft.</text:p>
      <text:p text:style-name="Standard">It has Intellisense and Code Debugging built in. In addition, it is highly extensible.</text:p>
      <text:p text:style-name="Standard">To begin, make sure that you have a fully updated version of Ubuntu Desktop 18.04 installed.</text:p>
      <text:p text:style-name="Standard">Next, open your browser and go to the Visual Studio Code download page. https://code.visualstudio.com/Download</text:p>
      <text:p text:style-name="Standard">Click on the .deb link for Linux 64 Bit. (Highlighted Below)</text:p>
      <text:p text:style-name="Standard">If prompted, click on Save File.</text:p>
      <text:p text:style-name="Standard">After the file downloads, open your terminal and go to the Downloads folder.</text:p>
      <text:p text:style-name="Standard">$ cd ~/Downloads</text:p>
      <text:p text:style-name="Standard">Next, run this command to install Visual Studio Code.</text:p>
      <text:p text:style-name="Standard">sudo dpkg -i code_1.26.0-1534177765_amd64.deb</text:p>
      <text:p text:style-name="Standard">Close the terminal.</text:p>
      <text:p text:style-name="Standard">Visual Studio Code is now installed.</text:p>
      <text:p text:style-name="Standard"/>
      <text:p text:style-name="Standard"/>
      <text:p text:style-name="Standard"/>
      <text:p text:style-name="Standard"/>
      <text:p text:style-name="Standard"/>
      <text:p text:style-name="Standard">visual studio installation</text:p>
      <text:p text:style-name="Standard"/>
      <text:p text:style-name="Standard">Step 1-update the packages index and install the dependencies by typing</text:p>
      <text:p text:style-name="Standard"><text:tab/><text:tab/>sudo apt update</text:p>
      <text:p text:style-name="Standard"><text:tab/><text:tab/>sudo apt install software-properties-common apt-transport-https wget.</text:p>
      <text:p text:style-name="Standard">Step 2-Next, import the Microsoft GPG key using the following wget command</text:p>
      <text:p text:style-name="Standard"><text:tab/><text:tab/>wget -q https://packages.microsoft.com/keys/microsoft.asc -O- | sudo apt-key add -</text:p>
      <text:p text:style-name="Standard">And enable the Visual Studio Code repository by typing</text:p>
      <text:p text:style-name="Standard"><text:tab/>sudo add-apt-repository "deb [arch=amd64] https://packages.microsoft.com/repos/vscode stable main"</text:p>
      <text:p text:style-name="Standard">step 3-Once the apt repository is enabled, install the latest version of Visual Studio Code with</text:p>
      <text:p text:style-name="Standard"><text:tab/>sudo apt update</text:p>
      <text:p text:style-name="Standard"><text:tab/>sudo apt install cod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09:28:52.211275390</meta:creation-date>
    <dc:date>2020-04-02T09:30:09.195463506</dc:date>
    <meta:editing-duration>PT1M1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209" meta:character-count="1407" meta:non-whitespace-character-count="1213"/>
  </office:meta>
</office:document-meta>
</file>